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Mono1" svg:font-family="'Noto Mono'" style:font-pitch="fixed"/>
    <style:font-face style:name="Noto Mono2" svg:font-family="'Noto Mono'" style:font-adornments="Standard" style:font-pitch="fixed"/>
    <style:font-face style:name="Liberation Sans1" svg:font-family="'Liberation Sans'" style:font-pitch="variable"/>
    <style:font-face style:name="Noto Mono" svg:font-family="'N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5.65cm" fo:min-width="5.9cm"/>
    </style:style>
    <style:style style:name="gr2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1.25cm" fo:min-width="2.696cm" fo:padding-top="0.151cm" fo:padding-bottom="0.151cm" fo:padding-left="0.276cm" fo:padding-right="0.276cm"/>
    </style:style>
    <style:style style:name="gr3" style:family="graphic" style:parent-style-name="objectwithoutfill">
      <style:graphic-properties draw:stroke="dash" draw:stroke-dash="Ultrafine_20_Dashed"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fo:min-height="1.65cm"/>
    </style:style>
    <style:style style:name="gr5" style:family="graphic" style:parent-style-name="standard">
      <style:graphic-properties draw:stroke="none" svg:stroke-color="#000000" draw:fill="none" draw:fill-color="#ffffff" fo:min-height="1.326cm"/>
    </style:style>
    <style:style style:name="gr6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fo:min-height="1.157cm"/>
    </style:style>
    <style:style style:name="gr8" style:family="graphic" style:parent-style-name="standard">
      <style:graphic-properties svg:stroke-color="#99ff66" draw:fill-color="#00cc00" draw:textarea-horizontal-align="justify" draw:textarea-vertical-align="middle" draw:auto-grow-height="false" fo:min-height="0.246cm" fo:min-width="0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svg:stroke-color="#990000" draw:fill-color="#ff3333" draw:textarea-horizontal-align="justify" draw:textarea-vertical-align="middle" draw:auto-grow-height="false" fo:min-height="0.246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32pt" fo:font-weight="bold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Noto Mono2" fo:font-size="32pt" style:font-size-asian="18pt" style:font-size-complex="18pt"/>
    </style:style>
    <style:style style:name="P5" style:family="paragraph">
      <loext:graphic-properties draw:fill="none" draw:fill-color="#ffffff"/>
      <style:text-properties style:font-name="Noto Mono2" fo:font-size="28pt" style:font-size-asian="18pt" style:font-size-complex="18pt"/>
    </style:style>
    <style:style style:name="P6" style:family="paragraph">
      <loext:graphic-properties draw:fill-color="#00cc00"/>
      <style:paragraph-properties fo:text-align="center"/>
    </style:style>
    <style:style style:name="P7" style:family="paragraph">
      <loext:graphic-properties draw:fill="none" draw:fill-color="#ffffff"/>
      <style:text-properties fo:font-size="24pt" fo:font-weight="bold" style:font-size-asian="18pt" style:font-weight-asian="bold" style:font-size-complex="18pt" style:font-weight-complex="bold"/>
    </style:style>
    <style:style style:name="P8" style:family="paragraph">
      <loext:graphic-properties draw:fill-color="#ff3333"/>
      <style:paragraph-properties fo:text-align="center"/>
    </style:style>
    <style:style style:name="T1" style:family="text">
      <style:text-properties fo:font-size="32pt" fo:font-weight="bold" style:font-size-asian="18pt" style:font-size-complex="18pt"/>
    </style:style>
    <style:style style:name="T2" style:family="text">
      <style:text-properties style:font-name="Noto Mono2" fo:font-size="32pt" style:font-size-asian="18pt" style:font-size-complex="18pt"/>
    </style:style>
    <style:style style:name="T3" style:family="text">
      <style:text-properties style:font-name="Noto Mono2" fo:font-size="28pt" style:font-size-asian="18pt" style:font-size-complex="18pt"/>
    </style:style>
    <style:style style:name="T4" style:family="text">
      <style:text-properties fo:font-size="24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5" draw:id="id5" draw:layer="layout" svg:width="6.4cm" svg:height="5.9cm" svg:x="9.775cm" svg:y="4.172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3.6cm" svg:height="2.2cm" svg:x="11.425cm" svg:y="4.747cm">
          <text:p text:style-name="P1"><text:span text:style-name="T1">A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3" draw:layer="layout" draw:type="line" svg:x1="18.125cm" svg:y1="5.897cm" svg:x2="15.025cm" svg:y2="5.847cm" draw:start-shape="id1" draw:start-glue-point="3" draw:end-shape="id2" draw:end-glue-point="7" svg:d="M18125 5897l-3100-50" svg:viewBox="0 0 3101 51">
          <text:p/>
        </draw:connector>
        <draw:frame draw:style-name="gr4" draw:text-style-name="P4" xml:id="id1" draw:id="id1" draw:layer="layout" svg:width="7.5cm" svg:height="1.9cm" svg:x="18.125cm" svg:y="4.947cm">
          <draw:text-box>
            <text:p><text:span text:style-name="T2">“</text:span><text:span text:style-name="T2">a</text:span><text:span text:style-name="T2">b</text:span><text:span text:style-name="T2">c</text:span><text:span text:style-name="T2">.</text:span><text:span text:style-name="T2">.</text:span><text:span text:style-name="T2">.</text:span><text:span text:style-name="T2">“</text:span></text:p>
          </draw:text-box>
        </draw:frame>
        <draw:frame draw:style-name="gr5" draw:text-style-name="P4" xml:id="id4" draw:id="id4" draw:layer="layout" svg:width="6.25cm" svg:height="1.576cm" svg:x="2.375cm" svg:y="7.697cm">
          <draw:text-box>
            <text:p><text:span text:style-name="T2">“</text:span><text:span text:style-name="T2">c...“</text:span></text:p>
          </draw:text-box>
        </draw:frame>
        <draw:connector draw:style-name="gr6" draw:text-style-name="P3" draw:layer="layout" draw:type="line" svg:x1="11.475cm" svg:y1="8.472cm" svg:x2="8.625cm" svg:y2="8.485cm" draw:start-shape="id3" draw:start-glue-point="5" draw:end-shape="id4" draw:end-glue-point="1" svg:d="M11475 8472l-2850 13" svg:viewBox="0 0 2851 14">
          <text:p/>
        </draw:connector>
        <draw:frame draw:style-name="gr7" draw:text-style-name="P5" xml:id="id6" draw:id="id6" draw:layer="layout" svg:width="3.25cm" svg:height="1.407cm" svg:x="6.775cm" svg:y="10.972cm">
          <draw:text-box>
            <text:p><text:span text:style-name="T3">valB</text:span></text:p>
          </draw:text-box>
        </draw:frame>
        <draw:custom-shape draw:style-name="gr8" draw:text-style-name="P6" draw:layer="layout" svg:width="0.7cm" svg:height="0.7cm" svg:x="10.675cm" svg:y="7.27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2" xml:id="id3" draw:id="id3" draw:layer="layout" svg:width="3.6cm" svg:height="2.2cm" svg:x="11.475cm" svg:y="7.372cm">
          <text:p text:style-name="P1"><text:span text:style-name="T1">B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9" draw:text-style-name="P3" draw:layer="layout" draw:type="curve" svg:x1="12.975cm" svg:y1="10.072cm" svg:x2="10.025cm" svg:y2="11.675cm" draw:start-shape="id5" draw:start-glue-point="2" draw:end-shape="id6" svg:d="M12975 10072c0 1069-983 1603-2950 1603" svg:viewBox="0 0 2951 1604">
          <text:p/>
        </draw:connector>
        <draw:frame draw:style-name="gr10" draw:text-style-name="P7" draw:layer="layout" svg:width="5.349cm" svg:height="1.195cm" svg:x="10.275cm" svg:y="3.372cm">
          <draw:text-box>
            <text:p><text:span text:style-name="T4">Choice(A,B)</text:span></text:p>
          </draw:text-box>
        </draw:frame>
        <draw:custom-shape draw:style-name="gr11" draw:text-style-name="P8" draw:layer="layout" svg:width="0.7cm" svg:height="0.7cm" svg:x="10.7cm" svg:y="4.7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onnector draw:style-name="gr6" draw:text-style-name="P3" draw:layer="layout" svg:x1="18.125cm" svg:y1="5.897cm" svg:x2="15.075cm" svg:y2="8.472cm" draw:start-shape="id1" draw:start-glue-point="3" draw:end-shape="id3" svg:d="M18125 5897h-1511v2575h-1539" svg:viewBox="0 0 3051 257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Mono1" svg:font-family="'Noto Mono'" style:font-pitch="fixed"/>
    <style:font-face style:name="Noto Mono2" svg:font-family="'Noto Mono'" style:font-adornments="Standard" style:font-pitch="fixed"/>
    <style:font-face style:name="Liberation Sans1" svg:font-family="'Liberation Sans'" style:font-pitch="variable"/>
    <style:font-face style:name="Noto Mono" svg:font-family="'N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8T22:32:28.180656896</meta:creation-date>
    <dc:date>2017-05-09T08:50:03.817492968</dc:date>
    <meta:editing-duration>PT22M46S</meta:editing-duration>
    <meta:editing-cycles>7</meta:editing-cycles>
    <meta:generator>LibreOffice/5.1.6.2$Linux_X86_64 LibreOffice_project/10m0$Build-2</meta:generator>
    <meta:document-statistic meta:object-count="13"/>
  </office:meta>
</office:document-meta>
</file>